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b0b9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4"/>
    <style:style style:name="P4" style:family="paragraph" style:parent-style-name="Text_20_body" style:list-style-name="L1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Open Sans" fo:font-size="16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Open Sans" fo:font-size="16pt" fo:font-style="normal" style:text-underline-style="none" fo:font-weight="normal" style:text-blinking="false" fo:background-color="transparen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6pt" style:font-size-asian="16pt" style:font-size-complex="16pt"/>
    </style:style>
    <style:style style:name="T3" style:family="text">
      <style:text-properties style:font-name="Liberation Serif" fo:font-size="16pt" style:text-underline-style="none" style:font-size-asian="16pt" style:font-size-complex="16pt"/>
    </style:style>
    <style:style style:name="T4" style:family="text">
      <style:text-properties style:font-name="Liberation Serif" fo:font-size="16pt" style:text-underline-style="none" fo:font-weight="bold" style:font-size-asian="16pt" style:font-weight-asian="bold" style:font-size-complex="16pt" style:font-weight-complex="bold"/>
    </style:style>
    <style:style style:name="T5" style:family="text">
      <style:text-properties style:font-name="Liberation Serif" fo:font-size="16pt" style:text-underline-style="none" fo:font-weight="bold" officeooo:rsid="000cb0b9" style:font-size-asian="16pt" style:font-weight-asian="bold" style:font-size-complex="16pt" style:font-weight-complex="bold"/>
    </style:style>
    <style:style style:name="T6" style:family="text">
      <style:text-properties style:font-name="Liberation Serif" fo:font-size="16pt" style:text-underline-style="none" fo:font-weight="bold" officeooo:rsid="000e75a6" style:font-size-asian="16pt" style:font-weight-asian="bold" style:font-size-complex="16pt" style:font-weight-complex="bold"/>
    </style:style>
    <style:style style:name="T7" style:family="text">
      <style:text-properties style:font-name="Liberation Serif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Liberation Serif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officeooo:rsid="000cb0b9"/>
    </style:style>
    <style:style style:name="T11" style:family="text">
      <style:text-properties fo:font-variant="normal" fo:text-transform="none" fo:color="#000000" style:text-line-through-style="none" style:text-line-through-type="none" style:font-name="Open Sans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Open Sans" fo:font-size="16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style:font-size-asian="16pt" style:font-weight-asian="bold" style:font-size-complex="16pt" style:font-weight-complex="bold"/>
    </style:style>
    <style:style style:name="T14" style:family="text">
      <style:text-properties officeooo:rsid="000e75a6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60797798" text:style-name="L1">
        <text:list-item>
          <text:p text:style-name="P4"><text:bookmark text:name="docs-internal-guid-1e352a00-7fff-5ea8-f708-d9235106e694"/>Dirección IP Pública y su Máscara de subred</text:p>
          <text:p text:style-name="P4"/>
        </text:list-item>
      </text:list>
      <text:p text:style-name="P1"><text:bookmark text:name="ipv4"/><text:a xlink:type="simple" xlink:href="https://www.whatismyip.com/186.84.22.40/" text:style-name="Internet_20_link" text:visited-style-name="Visited_20_Internet_20_Link"><text:span text:style-name="T8">186.84.22.40</text:span></text:a><text:span text:style-name="T4"> <text:tab/></text:span><text:span text:style-name="T5">255.0.0.0 </text:span><text:span text:style-name="T6">CLASE A</text:span></text:p>
      <text:p text:style-name="P1"><text:span text:style-name="T4"><text:s text:c="2"/></text:span></text:p>
      <text:list xml:id="list2167167284" text:style-name="L2">
        <text:list-item>
          <text:p text:style-name="P5"><text:bookmark text:name="docs-internal-guid-76d49a08-7fff-5e37-8f5a-1516a9c02451"/>Dirección IP Privada y su Máscara de subred</text:p>
          <text:p text:style-name="P5"/>
        </text:list-item>
      </text:list>
      <text:p text:style-name="P2">192.168.20.20 <text:s text:c="4"/><text:span text:style-name="T10">255.255.255.0 <text:s/></text:span><text:span text:style-name="T14">CLASE C</text:span></text:p>
      <text:p text:style-name="P2"/>
      <text:p text:style-name="P2"/>
      <text:list xml:id="list803062926" text:style-name="L4">
        <text:list-item>
          <text:p text:style-name="P3"><text:bookmark text:name="docs-internal-guid-efa68c62-7fff-0542-7aee-3f5a9a9fdfc1"/><text:span text:style-name="T12">Dirección MAC</text:span></text:p>
        </text:list-item>
      </text:list>
      <text:p text:style-name="P2"/>
      <text:p text:style-name="P2"/>
      <text:p text:style-name="Standard"><text:span text:style-name="T9">5C:3A:45:22:56:05 <text:s text:c="2"/></text:span>CHONGQING FUGUI ELECTRONICS CO.,LT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3T20:04:34.652488374</meta:creation-date>
    <dc:date>2021-07-13T21:44:45.980947538</dc:date>
    <meta:editing-duration>PT29M20S</meta:editing-duration>
    <meta:editing-cycles>1</meta:editing-cycles>
    <meta:document-statistic meta:table-count="0" meta:image-count="0" meta:object-count="0" meta:page-count="1" meta:paragraph-count="9" meta:word-count="36" meta:character-count="233" meta:non-whitespace-character-count="198"/>
    <meta:generator>LibreOffice/6.4.7.2$Linux_X86_64 LibreOffice_project/40$Build-2</meta:generator>
  </office:meta>
</office:document-meta>
</file>